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2580080501444B113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officeooo:rsid="001e7019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text:anchor-type="paragraph" draw:z-index="1" draw:name="Shape1" draw:style-name="gr8" draw:text-style-name="P3" svg:width="1.826cm" svg:height="0.953cm" svg:x="15.75cm" svg:y="7.04cm"><draw:text-box><text:p text:style-name="P2"><text:span text:style-name="T2">V+</text:span></text:p></draw:text-box></draw:frame><draw:frame text:anchor-type="paragraph" draw:z-index="2" draw:name="Shape2" draw:style-name="gr7" draw:text-style-name="P3" svg:width="1.588cm" svg:height="1.562cm" svg:x="15.961cm" svg:y="9.421cm"><draw:text-box><text:p text:style-name="P2"><text:span text:style-name="T2">GND</text:span></text:p></draw:text-box></draw:frame><draw:frame text:anchor-type="paragraph" draw:z-index="3" draw:name="Shape3" draw:style-name="gr6" draw:text-style-name="P3" svg:width="1.668cm" svg:height="1.629cm" svg:x="15.882cm" svg:y="12.04cm"><draw:text-box><text:p text:style-name="P2"><text:span text:style-name="T2">INT1</text:span></text:p></draw:text-box></draw:frame><draw:frame text:anchor-type="paragraph" draw:z-index="4" draw:name="Shape4" draw:style-name="gr5" draw:text-style-name="P3" svg:width="1.562cm" svg:height="1.43cm" svg:x="15.829cm" svg:y="14.607cm"><draw:text-box><text:p text:style-name="P2"><text:span text:style-name="T2">INT</text:span><text:span text:style-name="T2">2</text:span></text:p></draw:text-box></draw:frame><draw:frame text:anchor-type="paragraph" draw:z-index="5" draw:name="Shape5" draw:style-name="gr4" draw:text-style-name="P3" svg:width="1.562cm" svg:height="1.086cm" svg:x="-0.998cm" svg:y="6.802cm"><draw:text-box><text:p text:style-name="P2"><text:span text:style-name="T2">SCK</text:span></text:p></draw:text-box></draw:frame><draw:frame text:anchor-type="paragraph" draw:z-index="6" draw:name="Shape6" draw:style-name="gr3" draw:text-style-name="P3" svg:width="2.065cm" svg:height="1.615cm" svg:x="-0.893cm" svg:y="9.447cm"><draw:text-box><text:p text:style-name="P2"><text:span text:style-name="T2">MOS</text:span><text:span text:style-name="T2">I</text:span></text:p></draw:text-box></draw:frame><draw:frame text:anchor-type="paragraph" draw:z-index="7" draw:name="Shape7" draw:style-name="gr2" draw:text-style-name="P3" svg:width="2.038cm" svg:height="1.509cm" svg:x="-0.813cm" svg:y="11.961cm"><draw:text-box><text:p text:style-name="P2"><text:span text:style-name="T2">MIS</text:span><text:span text:style-name="T2">O</text:span></text:p></draw:text-box></draw:frame><draw:frame text:anchor-type="paragraph" draw:z-index="8" draw:name="Shape8" draw:style-name="gr1" draw:text-style-name="P3" svg:width="1.456cm" svg:height="1.403cm" svg:x="-0.628cm" svg:y="14.501cm"><draw:text-box><text:p text:style-name="P2"><text:span text:style-name="T2">~CS</text:span></text:p></draw:text-box></draw:frame><draw:frame draw:style-name="fr1" draw:name="Image1" text:anchor-type="char" svg:x="0.563cm" svg:y="3.175cm" svg:width="15.875cm" svg:height="15.875cm" draw:z-index="0"><draw:image xlink:href="Pictures/1000000000000258000002580080501444B1132F.png" xlink:type="simple" xlink:show="embed" xlink:actuate="onLoad" loext:mime-type="image/png"/></draw:frame>ADXL362 – <text:span text:style-name="T1">Sparkfun breako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20:33:36.267063225</meta:creation-date>
    <dc:date>2021-02-05T20:41:31.121443940</dc:date>
    <meta:editing-duration>PT7M56S</meta:editing-duration>
    <meta:editing-cycles>1</meta:editing-cycles>
    <meta:document-statistic meta:table-count="0" meta:image-count="1" meta:object-count="0" meta:page-count="1" meta:paragraph-count="1" meta:word-count="3" meta:character-count="27" meta:non-whitespace-character-count="24"/>
    <meta:generator>LibreOffice/6.4.6.2$Linux_X86_64 LibreOffice_project/40$Build-2</meta:generator>
  </office:meta>
</office:document-meta>
</file>